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January 19, 2022 (08:34: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19Z</meta:creation-date>
    <dc:date>2022-01-19T13:34:19Z</dc:date>
    <meta:user-defined meta:name="date" meta:value-type="string">January  19, 2022 (08:34: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